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0.9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32cm" fo:break-before="auto" style:use-optimal-row-height="false"/>
    </style:style>
    <style:style style:name="ro11" style:family="table-row">
      <style:table-row-properties style:row-height="4.133cm" fo:break-before="auto" style:use-optimal-row-height="true"/>
    </style:style>
    <style:style style:name="ro12" style:family="table-row">
      <style:table-row-properties style:row-height="4.528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3.738cm" fo:break-before="auto" style:use-optimal-row-height="true"/>
    </style:style>
    <style:style style:name="ro15" style:family="table-row">
      <style:table-row-properties style:row-height="3.343cm" fo:break-before="auto" style:use-optimal-row-height="true"/>
    </style:style>
    <style:style style:name="ro16" style:family="table-row">
      <style:table-row-properties style:row-height="5.316cm" fo:break-before="auto" style:use-optimal-row-height="true"/>
    </style:style>
    <style:style style:name="ro17" style:family="table-row">
      <style:table-row-properties style:row-height="3.579cm" fo:break-before="auto" style:use-optimal-row-height="false"/>
    </style:style>
    <style:style style:name="ro18" style:family="table-row">
      <style:table-row-properties style:row-height="4.4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 fo:border="0.74pt solid #000000" fo:padding="0.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solid #000000" fo:padding="0.3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355269" style:text-align-source="fix" style:repeat-content="false" fo:wrap-option="wrap" fo:border="0.74pt solid #000000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66" style:text-align-source="fix" style:repeat-content="false" fo:wrap-option="wrap" fo:border="0.74pt solid #000000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3" style:family="table-cell" style:parent-style-name="Une_20_ligne_20_sur_20_deux_20_blanc">
      <style:table-cell-properties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7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9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41" style:family="table-cell" style:parent-style-name="Default">
      <style:table-cell-properties fo:wrap-option="wrap"/>
    </style:style>
    <style:style style:name="ce21" style:family="table-cell" style:parent-style-name="Une_20_ligne_20_sur_20_deux_20_blanc">
      <style:table-cell-properties fo:background-color="#eeeeee" style:text-align-source="fix" style:repeat-content="false" style:vertical-align="top"/>
      <style:paragraph-properties fo:text-align="center" fo:margin-left="0cm"/>
      <style:text-properties fo:font-size="10pt" style:font-size-asian="10pt" style:font-size-complex="1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22" style:family="table-cell" style:parent-style-name="Une_20_ligne_20_sur_20_deux_20_blanc">
      <style:table-cell-properties fo:background-color="#fff5ce" style:text-align-source="fix" style:repeat-content="false" fo:wrap-option="wrap" fo:padding="0.3cm" style:vertical-align="middle"/>
      <style:paragraph-properties fo:text-align="start" fo:margin-left="0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3" style:family="table-cell" style:parent-style-name="Une_20_ligne_20_sur_20_deux_20_blanc">
      <style:table-cell-properties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5" style:family="table-cell" style:parent-style-name="Une_20_ligne_20_sur_20_deux_20_blanc">
      <style:table-cell-properties fo:background-color="#fff5ce"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7" style:family="table-cell" style:parent-style-name="Une_20_ligne_20_sur_20_deux_20_blanc">
      <style:table-cell-properties fo:background-color="#fff5ce"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8" style:family="table-cell" style:parent-style-name="Une_20_ligne_20_sur_20_deux_20_blanc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4" style:family="table-cell" style:parent-style-name="Default">
      <style:table-cell-properties fo:background-color="#ffe994" style:text-align-source="fix" style:repeat-content="false" fo:wrap-option="wrap" fo:border="0.74pt solid #000000" fo:padding="0.3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Une_20_ligne_20_sur_20_deux_20_blanc">
      <style:table-cell-properties fo:background-color="#eeeeee"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6" style:family="table-cell" style:parent-style-name="Une_20_ligne_20_sur_20_deux_20_blanc">
      <style:table-cell-properties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7" style:family="table-cell" style:parent-style-name="Une_20_ligne_20_sur_20_deux_20_blanc">
      <style:table-cell-properties fo:background-color="#eeeeee"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8" style:family="table-cell" style:parent-style-name="Default">
      <style:table-cell-properties fo:wrap-option="wrap" fo:padding="0.3cm" style:vertical-align="middle"/>
    </style:style>
    <style:style style:name="ce5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/>
      <style:text-properties fo:font-size="20pt" style:font-size-asian="20pt" style:font-size-complex="20pt"/>
    </style:style>
    <style:style style:name="ce2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55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wrap-option="wrap"/>
    </style:style>
    <style:style style:name="ce58" style:family="table-cell" style:parent-style-name="Default">
      <style:table-cell-properties fo:background-color="transparent"/>
    </style:style>
    <style:style style:name="gr1" style:family="graphic">
      <style:graphic-properties svg:stroke-color="#000000" draw:marker-end="Extrémités_20_de_20_flèche_20_1" draw:fill="gradient" draw:fill-gradient-name="Gradient_20_5" draw:gradient-step-count="0" draw:textarea-horizontal-align="justify" draw:textarea-vertical-align="middle" draw:auto-grow-height="false" fo:min-height="0.671cm" fo:min-width="26.258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gradient" draw:fill-gradient-name="Gradient_20_5" draw:gradient-step-count="0"/>
      <style:paragraph-properties fo:text-align="center"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éconisations pour la transmission et la mise à jour des données - Biblissima+" table:style-name="ta1">
        <table:shapes>
          <draw:custom-shape draw:z-index="0" draw:name="Forme 1" draw:style-name="gr1" draw:text-style-name="P2" svg:width="27.784cm" svg:height="1.097cm" svg:x="5.952cm" svg:y="55.455cm">
            <text:p text:style-name="P1">A <text:s text:c="19"/>B <text:s text:c="19"/>C <text:s text:c="19"/>D <text:s text:c="19"/>E <text:s text:c="19"/>F</text:p>
            <draw:enhanced-geometry svg:viewBox="0 0 21600 21600" draw:mirror-horizontal="false" draw:mirror-vertical="false" draw:text-areas="0 ?f0 ?f5 ?f2" draw:type="right-arrow" draw:modifiers="19658.9220528237 4196.932067202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6"/>
        <table:table-column table:style-name="co2" table:default-cell-style-name="ce41"/>
        <table:table-column table:style-name="co3" table:default-cell-style-name="ce41"/>
        <table:table-column table:style-name="co4" table:number-columns-repeated="2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number-columns-repeated="1014" table:default-cell-style-name="ce41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éconisations pour la transmission et la mise à jour des données - Biblissima+</text:p>
          </table:table-cell>
          <table:covered-table-cell table:number-columns-repeated="4" table:style-name="ce24"/>
          <table:covered-table-cell table:style-name="ce59"/>
          <table:covered-table-cell table:style-name="ce5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2">
          <table:table-cell table:style-name="ce3" office:value-type="string" calcext:value-type="string" table:number-columns-spanned="7" table:number-rows-spanned="1">
            <text:p>Pour plus d’informations sur le contexte de ces préconisations, se référer au <text:a xlink:href="https://doc.biblissima.fr/vademecum-biblissima/#transmission-et-mise-a-jour-des-donnees-document-de-synthese" xlink:type="simple">vademecum Biblissima</text:a>.</text:p>
          </table:table-cell>
          <table:covered-table-cell table:number-columns-repeated="4" table:style-name="ce24"/>
          <table:covered-table-cell table:style-name="ce59"/>
          <table:covered-table-cell table:style-name="ce5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3">
          <table:table-cell table:style-name="ce9" office:value-type="string" calcext:value-type="string" table:number-columns-spanned="6" table:number-rows-spanned="2">
            <text:p>I. Contribuer au Portail Biblissima : profils d’intégration des données</text:p>
          </table:table-cell>
          <table:covered-table-cell table:number-columns-repeated="4" table:style-name="ce24"/>
          <table:covered-table-cell table:style-name="ce59"/>
          <table:table-cell table:style-name="ce52" office:value-type="string" calcext:value-type="string">
            <text:p><text:span text:style-name="T4">○ </text:span>Souhaitable</text:p>
          </table:table-cell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4">
          <table:covered-table-cell table:style-name="ce9"/>
          <table:covered-table-cell table:number-columns-repeated="4" table:style-name="ce24"/>
          <table:covered-table-cell table:style-name="ce59"/>
          <table:table-cell table:style-name="ce52" office:value-type="string" calcext:value-type="string">
            <text:p><text:span text:style-name="T4">● </text:span>Obligatoire</text:p>
          </table:table-cell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5">
          <table:table-cell table:style-name="ce2"/>
          <table:table-cell table:style-name="ce7" office:value-type="string" calcext:value-type="string">
            <text:p>Critère</text:p>
          </table:table-cell>
          <table:table-cell table:style-name="ce7" office:value-type="string" calcext:value-type="string">
            <text:p>Précisions</text:p>
          </table:table-cell>
          <table:table-cell table:style-name="ce7" office:value-type="string" calcext:value-type="string">
            <text:p>Niveau 1</text:p>
          </table:table-cell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>
            <text:p>Niveau 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5" office:value-type="string" calcext:value-type="string">
            <text:p>Implications</text:p>
          </table:table-cell>
          <table:table-cell table:style-name="ce11" table:number-columns-repeated="2"/>
          <table:table-cell table:style-name="ce34" office:value-type="string" calcext:value-type="string">
            <text:p>Intégration minimale ; prise en charge très limitée des mises à jour</text:p>
          </table:table-cell>
          <table:table-cell table:style-name="ce34" office:value-type="string" calcext:value-type="string">
            <text:p>Intégration facilitée ; prise en charge minimale des mises à jour</text:p>
          </table:table-cell>
          <table:table-cell table:style-name="ce34" office:value-type="string" calcext:value-type="string">
            <text:p>Intégration facilitée ; prise en charge facilitée des mises à jour</text:p>
          </table:table-cell>
          <table:table-cell table:style-name="ce34" office:value-type="string" calcext:value-type="string">
            <text:p>Intégration avancée; automatisation partielle possible des mises à jour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5" office:value-type="string" calcext:value-type="string" table:number-columns-spanned="1" table:number-rows-spanned="6">
            <text:p>Nature et qualité des données</text:p>
          </table:table-cell>
          <table:table-cell table:style-name="ce12" office:value-type="string" calcext:value-type="string">
            <text:p>Les données sont fournies selon un format ou schéma de métadonnées actuellement pris en charge par l’équipe portail</text:p>
          </table:table-cell>
          <table:table-cell table:style-name="ce22" office:value-type="string" calcext:value-type="string">
            <text:p>Voir la section <text:a xlink:href="https://doc.biblissima.fr/vademecum-biblissima/#formats-et-schemas-supportes" xlink:type="simple">Formats et schémas supportés</text:a><text:span text:style-name="T1"> du vademecum.</text:span></text:p>
          </table:table-cell>
          <table:table-cell table:number-columns-repeated="4" table:style-name="ce35" office:value-type="string" calcext:value-type="string">
            <text:p>●</text:p>
          </table:table-cell>
          <table:table-cell table:style-name="ce29"/>
          <table:table-cell table:style-name="ce32"/>
          <table:table-cell table:number-columns-repeated="1015"/>
        </table:table-row>
        <table:table-row table:style-name="ro8">
          <table:covered-table-cell table:style-name="ce15"/>
          <table:table-cell table:style-name="ce13" office:value-type="string" calcext:value-type="string">
            <text:p>Les données sont préalignées avec un référentiel</text:p>
          </table:table-cell>
          <table:table-cell table:style-name="ce23" office:value-type="string" calcext:value-type="string">
            <text:p>L’alignement des données avec un ou des référentiels d’autorité (par exemple Wikidata, BnF, DnB, etc) facilite le travail de réconciliation et d’intégration des données.</text:p>
          </table:table-cell>
          <table:table-cell table:number-columns-repeated="4" table:style-name="ce36" office:value-type="string" calcext:value-type="string">
            <text:p>○</text:p>
          </table:table-cell>
          <table:table-cell table:number-columns-repeated="1017"/>
        </table:table-row>
        <table:table-row table:style-name="ro9">
          <table:covered-table-cell table:style-name="ce15"/>
          <table:table-cell table:style-name="ce17" office:value-type="string" calcext:value-type="string" table:number-columns-spanned="1" table:number-rows-spanned="2">
            <text:p>Les données sont préalignées avec les référentiels Biblissima</text:p>
          </table:table-cell>
          <table:table-cell table:style-name="ce17" office:value-type="string" calcext:value-type="string" table:number-columns-spanned="1" table:number-rows-spanned="2">
            <text:p>Voir la section « <text:a xlink:href="https://doc.biblissima.fr/vademecum-biblissima/#comment-saligner-avec-les-referentiels-biblissima-comment-y-contribuer" xlink:type="simple">Comment s’aligner avec les référentiels Biblissima ?</text:a><text:span text:style-name="T2"> »</text:span><text:span text:style-name="T1"> du vademecum, de même que les </text:span><text:span text:style-name="T1"><text:a xlink:href="https://doc.biblissima.fr/api/api-reconciliation/" xlink:type="simple">pages de documentation</text:a></text:span><text:span text:style-name="T1"> consacrées à la réconciliation de données.</text:span></text:p>
          </table:table-cell>
          <table:table-cell table:style-name="ce37" office:value-type="string" calcext:value-type="string" table:number-columns-spanned="1" table:number-rows-spanned="2">
            <text:p>○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number-columns-repeated="1017"/>
        </table:table-row>
        <table:table-row table:style-name="ro10">
          <table:covered-table-cell table:style-name="ce15"/>
          <table:covered-table-cell table:style-name="ce19"/>
          <table:covered-table-cell table:style-name="ce25"/>
          <table:covered-table-cell table:number-columns-repeated="4" table:style-name="ce38"/>
          <table:table-cell table:number-columns-repeated="1017"/>
        </table:table-row>
        <table:table-row table:style-name="ro6">
          <table:covered-table-cell table:style-name="ce15"/>
          <table:table-cell table:style-name="ce13" office:value-type="string" calcext:value-type="string">
            <text:p>Les identifiants Biblissima sont intégrés à la source</text:p>
          </table:table-cell>
          <table:table-cell table:style-name="ce23" office:value-type="string" calcext:value-type="string">
            <text:p>Voir <text:a xlink:href="https://doc.biblissima.fr/vademecum-biblissima/#integrer-identifiants" xlink:type="simple">le vademecum</text:a>.</text:p>
          </table:table-cell>
          <table:table-cell table:number-columns-repeated="3" table:style-name="ce36" office:value-type="string" calcext:value-type="string">
            <text:p>○</text:p>
          </table:table-cell>
          <table:table-cell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11">
          <table:covered-table-cell table:style-name="ce15"/>
          <table:table-cell table:style-name="ce12" office:value-type="string" calcext:value-type="string">
            <text:p>Les données sont documentées</text:p>
          </table:table-cell>
          <table:table-cell table:style-name="ce27" office:value-type="string" calcext:value-type="string">
            <text:p>Toute documentation permettant la compréhension des données et des modalités sous lesquelles elles peuvent être réutilisées est la bienvenue : fichier README, fichier LICENCE (voir ci-dessous), modèles ou schémas de structuration, règles de saisie ou de balisage, plan de gestion de données (PGD), etc.  </text:p>
            <text:p/>
            <text:p>Voir les <text:a xlink:href="https://dmp.biblissima.fr/4_dmp-p1-infrastructure/2_documentation/" xlink:type="simple">recommendations</text:a> du PGD de Biblissima+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 table:number-columns-spanned="1" table:number-rows-spanned="2">
            <text:p>Axe juridique et institutionnel</text:p>
          </table:table-cell>
          <table:table-cell table:style-name="ce13" office:value-type="string" calcext:value-type="string">
            <text:p>Une licence explicite de diffusion et de réutilisation est fournie</text:p>
          </table:table-cell>
          <table:table-cell table:style-name="ce23" office:value-type="string" calcext:value-type="string">
            <text:p>Le niveau d’accès aux données, défini en fonction du principe « aussi ouvert que possible, pas plus fermé que nécessaire » auquel sont soumis tous les jeux de données produits dans le cadre de Biblissima+, doit être traduit dans une licence explicite de diffusion et de réutilisation.</text:p>
            <text:p/>
            <text:p><text:span text:style-name="T3">La licence est nécessaire à l’équipe pour savoir si elle peut mettre à disposition les jeux de données produits.</text:span></text:p>
          </table:table-cell>
          <table:table-cell table:number-columns-repeated="4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8">
          <table:covered-table-cell table:style-name="ce15"/>
          <table:table-cell table:style-name="ce12" office:value-type="string" calcext:value-type="string">
            <text:p>Un interlocuteur privilégié est désigné au sein du projet partenaire</text:p>
          </table:table-cell>
          <table:table-cell table:style-name="ce27" office:value-type="string" calcext:value-type="string">
            <text:p>La personne désignée sera l’interlocuteur privilégié afin d’échanger sur les aspects techniques, la nature des données, les calendriers de mise à jour, etc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>
            <text:p>Modalités de moissonnage des données</text:p>
          </table:table-cell>
          <table:table-cell table:style-name="ce13" office:value-type="string" calcext:value-type="string">
            <text:p>Les données sont fournies via un mode de partage pris en charge par l’équipe portail</text:p>
          </table:table-cell>
          <table:table-cell table:style-name="ce23" office:value-type="string" calcext:value-type="string">
            <text:p>Voir la section <text:span text:style-name="T2">« </text:span><text:span text:style-name="T2"><text:a xlink:href="https://doc.biblissima.fr/vademecum-biblissima/#protocoles-et-modes-de-partage-des-donnees" xlink:type="simple">Protocoles et modes de partage des données</text:a></text:span><text:span text:style-name="T2"> »</text:span><text:span text:style-name="T1"> du vademecum.</text:span></text:p>
          </table:table-cell>
          <table:table-cell table:number-columns-repeated="4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 table:number-columns-spanned="1" table:number-rows-spanned="5">
            <text:p>Modalités de récupération des mises à jour des données</text:p>
          </table:table-cell>
          <table:table-cell table:style-name="ce12" office:value-type="string" calcext:value-type="string">
            <text:p>Le partenaire s’engage à tenir à jour les exports de données </text:p>
          </table:table-cell>
          <table:table-cell table:style-name="ce27" office:value-type="string" calcext:value-type="string">
            <text:p>Afin de permettre la mise à jour des données intégrées à l’infrastructure Biblissima, les jeux de données partagés par les partenaires doivent être tenus à jour, qu’ils soient fournis via export, dépôt ou API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covered-table-cell table:style-name="ce15"/>
          <table:table-cell table:style-name="ce13" office:value-type="string" calcext:value-type="string">
            <text:p>Le jeu de données et ses mises à jour sont signalés « manuellement"</text:p>
          </table:table-cell>
          <table:table-cell table:style-name="ce23" office:value-type="string" calcext:value-type="string">
            <text:p>Signalement « manuel » du jeu de données et de ses mises à jour, auprès de l’équipe Portail et à l’initiative du partenaire. Ce signalement peut prendre la forme d’un mail envoyé à l’adresse <text:a xlink:href="mailto:team@biblissima-condorcet.fr" xlink:type="simple">team(at)biblissima-condorcet.fr</text:a>.</text:p>
          </table:table-cell>
          <table:table-cell table:style-name="ce36" office:value-type="string" calcext:value-type="string">
            <text:p>●</text:p>
          </table:table-cell>
          <table:table-cell table:style-name="ce36" table:number-columns-repeated="3"/>
          <table:table-cell table:number-columns-repeated="1017"/>
        </table:table-row>
        <table:table-row table:style-name="ro14">
          <table:covered-table-cell table:style-name="ce15"/>
          <table:table-cell table:style-name="ce12" office:value-type="string" calcext:value-type="string">
            <text:p>Le jeu de données et ses mises à jour sont déposés dans un entrepôt de code ou de données de recherche</text:p>
          </table:table-cell>
          <table:table-cell table:style-name="ce27" office:value-type="string" calcext:value-type="string">
            <text:p>Il peut s’agir d’un entrepôt de code (GitHub, GitLab…) ou de données (voir les <text:a xlink:href="https://dmp.biblissima.fr/4_dmp-p1-infrastructure/2_documentation/#a-metadonnees-et-documentation-accompagnant-les-donnees" xlink:type="simple">recommendations</text:a> du PGD). </text:p>
            <text:p/>
            <text:p>Le dépôt doit a minima être accessible par l’équipe Portail. Si possible, l’entrepôt retenu doit supporter un système de suivi des mises à jour, par abonnement au dépôt par exemple.</text:p>
          </table:table-cell>
          <table:table-cell table:style-name="ce35"/>
          <table:table-cell table:number-columns-repeated="2" table:style-name="ce35" office:value-type="string" calcext:value-type="string">
            <text:p>●</text:p>
          </table:table-cell>
          <table:table-cell table:style-name="ce35"/>
          <table:table-cell table:number-columns-repeated="1017"/>
        </table:table-row>
        <table:table-row table:style-name="ro15">
          <table:covered-table-cell table:style-name="ce15"/>
          <table:table-cell table:style-name="ce13" office:value-type="string" calcext:value-type="string">
            <text:p>Le partenaire établit une politique de publication de versions du jeu de données</text:p>
          </table:table-cell>
          <table:table-cell table:style-name="ce23" office:value-type="string" calcext:value-type="string">
            <text:p>Si possible, les jeux de données déposés dans un entrepôt de données doivent permettre un suivi par versions : notion de "release" pour Github/Gitlab, couplée ou non avec un dépôt Zenodo (une procédure de dépôt automatique depuis Github existe, voir la <text:a xlink:href="https://dmp.biblissima.fr/5_annexes/fiches-pratiques/depot-auto-via-github/" xlink:type="simple">documentation dédiée</text:a>), ou création de "versions" pour Zenodo par exemple.</text:p>
          </table:table-cell>
          <table:table-cell table:style-name="ce36" table:number-columns-repeated="2"/>
          <table:table-cell table:style-name="ce36" office:value-type="string" calcext:value-type="string">
            <text:p>●</text:p>
          </table:table-cell>
          <table:table-cell table:style-name="ce36"/>
          <table:table-cell table:number-columns-repeated="1017"/>
        </table:table-row>
        <table:table-row table:style-name="ro16">
          <table:covered-table-cell table:style-name="ce15"/>
          <table:table-cell table:style-name="ce12" office:value-type="string" calcext:value-type="string">
            <text:p>Le jeu de données est partage via un protocole permettant la récupération ciblée des données mises à jour</text:p>
          </table:table-cell>
          <table:table-cell table:style-name="ce27" office:value-type="string" calcext:value-type="string">
            <text:p>L’utilisation d’un protocole permettant la récupération ciblée des données mises à jour facilite grandement l’actualisation des données intégrées à l’infrastructure Biblissima. Peuvent en particulier être utilisés :</text:p>
            <text:p/>
            <text:p>- Le protocole OAI-PMH, avec utilisation d’une propriété `<text:a xlink:href="https://www.openarchives.org/OAI/openarchivesprotocol.html#SelectiveHarvestingandDatestamps" xlink:type="simple">Datestamp</text:a>`.</text:p>
            <text:p>- L’<text:a xlink:href="https://iiif.io/api/discovery/1.0/" xlink:type="simple">API IIIF Change Discovery</text:a>, avec implémentation du level 1 minimum.</text:p>
            <text:p>- Toute autre API Web supportant un paramètre de date.</text:p>
          </table:table-cell>
          <table:table-cell table:style-name="ce35" table:number-columns-repeated="3"/>
          <table:table-cell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7">
          <table:table-cell table:style-name="ce10" office:value-type="string" calcext:value-type="string" table:number-columns-spanned="6" table:number-rows-spanned="1">
            <text:p>II. Contribuer aux référentiels Biblissima : profondeur de l’interopérabilité des données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5" office:value-type="string" calcext:value-type="string" table:number-columns-spanned="7" table:number-rows-spanned="1">
            <text:p/>
            <text:p>Le niveau A (alignement des étalissements et cotes) est considéré comme indispensable pour valider le critère « Les données sont préalignées avec les référentiels Biblissima ».</text:p>
            <text:p>Au sein de cette graduation, il convient de ne retenir que les types d’entités qui correspondent effectivement aux typologies de données présentes à la source.</text:p>
            <text:p/>
            <text:p/>
            <text:p/>
            <text:p/>
            <text:p>A- Établissements, cotes    B- Lieux    C- Agents    D- Oeuvres    E- Bibliographie    F- Descripteurs</text:p>
            <text:p/>
          </table:table-cell>
          <table:covered-table-cell table:style-name="ce21"/>
          <table:covered-table-cell table:number-columns-repeated="3" table:style-name="ce28"/>
          <table:covered-table-cell table:number-columns-repeated="2"/>
          <table:table-cell table:number-columns-repeated="1017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Préconisations pour la transmission et la mise à jour des données - Biblissima+'.D11:'Préconisations pour la transmission et la mise à jour des données - Biblissima+'.G20 'Préconisations pour la transmission et la mise à jour des données - Biblissima+'.D7:'Préconisations pour la transmission et la mise à jour des données - Biblissima+'.G9 'Préconisations pour la transmission et la mise à jour des données - Biblissima+'.B22:'Préconisations pour la transmission et la mise à jour des données - Biblissima+'.E22">
            <calcext:condition calcext:apply-style-name="Une ligne sur deux" calcext:value="formula-is(ISODD(ROW()))" calcext:base-cell-address="'Préconisations pour la transmission et la mise à jour des données - Biblissima+'.B7"/>
          </calcext:conditional-format>
          <calcext:conditional-format calcext:target-range-address="'Préconisations pour la transmission et la mise à jour des données - Biblissima+'.B7:'Préconisations pour la transmission et la mise à jour des données - Biblissima+'.C20">
            <calcext:condition calcext:apply-style-name="Une ligne sur deux couleur" calcext:value="formula-is(ISODD(ROW()))" calcext:base-cell-address="'Préconisations pour la transmission et la mise à jour des données - Biblissima+'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e_20_ligne_20_sur_20_deux_20_blanc" style:display-name="Une ligne sur deux blanc" style:family="table-cell" style:parent-style-name="Default">
      <style:table-cell-properties fo:background-color="transparent" fo:wrap-option="wrap" fo:border="0.74pt solid #000000"/>
      <style:text-properties fo:font-weight="normal" style:font-weight-asian="normal" style:font-weight-complex="normal"/>
    </style:style>
    <draw:gradient draw:name="Gradient_20_5" draw:display-name="Gradient 5" draw:style="linear" draw:start-color="#ff4000" draw:end-color="#729fcf" draw:start-intensity="100%" draw:end-intensity="100%" draw:angle="75deg" draw:border="0%"/>
    <draw:marker draw:name="Extrémités_20_de_20_flèche_20_1" draw:display-name="Extrémités de flèche 1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42cm" fo:page-height="59.401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cile Sajdak</meta:initial-creator>
    <meta:creation-date>2025-04-25T11:43:56.465157818</meta:creation-date>
    <dc:date>2025-12-15T17:21:08.724770864</dc:date>
    <dc:creator>Cécile Sajdak</dc:creator>
    <meta:editing-duration>P2DT3H44M55S</meta:editing-duration>
    <meta:editing-cycles>405</meta:editing-cycles>
    <meta:generator>LibreOffice/7.3.7.2$Linux_X86_64 LibreOffice_project/30$Build-2</meta:generator>
    <meta:document-statistic meta:table-count="1" meta:cell-count="89" meta:object-count="1"/>
  </office:meta>
</office:document-meta>
</file>